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087" officeooo:paragraph-rsid="0001d0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21-07-24T15:20:53.75800000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3"/>
  </office:meta>
</office:document-meta>
</file>